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1b576" officeooo:paragraph-rsid="0001b576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36e91" officeooo:paragraph-rsid="00036e91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9c202" officeooo:paragraph-rsid="0009c202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5fe9" officeooo:paragraph-rsid="000c5fe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43b9" officeooo:paragraph-rsid="000943b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062bf0" officeooo:paragraph-rsid="00062bf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943b9" officeooo:paragraph-rsid="000943b9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9c202" officeooo:paragraph-rsid="0009c202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c5fe9" officeooo:paragraph-rsid="000c5fe9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d70b4" officeooo:paragraph-rsid="000d70b4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style="normal" fo:font-weight="bold" officeooo:rsid="0009c202" officeooo:paragraph-rsid="00235a1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fo:font-weight="normal" officeooo:rsid="00235a10" officeooo:paragraph-rsid="00235a1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0.5pt" fo:font-weight="normal" officeooo:rsid="000738d4" officeooo:paragraph-rsid="000738d4" style:font-size-asian="9.14999961853027pt" style:font-weight-asian="normal" style:font-size-complex="10.5pt" style:font-weight-complex="normal"/>
    </style:style>
    <style:style style:name="P14" style:family="paragraph" style:parent-style-name="Standard">
      <style:text-properties fo:font-size="10.5pt" fo:font-weight="normal" officeooo:rsid="001019d3" officeooo:paragraph-rsid="001019d3" style:font-size-asian="9.14999961853027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14096a" officeooo:paragraph-rsid="0014096a" style:font-size-asian="9.14999961853027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normal" officeooo:rsid="00159481" officeooo:paragraph-rsid="00159481" style:font-size-asian="9.14999961853027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weight="bold" officeooo:rsid="001019d3" officeooo:paragraph-rsid="001019d3" style:font-size-asian="9.14999961853027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124e70" officeooo:paragraph-rsid="00124e70" style:font-size-asian="9.14999961853027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159481" officeooo:paragraph-rsid="00159481" style:font-size-asian="9.14999961853027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bold" officeooo:rsid="0016c5bc" officeooo:paragraph-rsid="0016c5bc" style:font-size-asian="9.14999961853027pt" style:font-weight-asian="bold" style:font-size-complex="10.5pt" style:font-weight-complex="bold"/>
    </style:style>
    <style:style style:name="P21" style:family="paragraph" style:parent-style-name="Standard">
      <style:text-properties fo:font-size="10.5pt" fo:font-style="normal" fo:font-weight="normal" officeooo:rsid="0016c5bc" officeooo:paragraph-rsid="0016c5bc" style:font-size-asian="9.14999961853027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text-properties fo:font-size="11pt" fo:font-style="normal" fo:font-weight="bold" officeooo:rsid="001713d5" officeooo:paragraph-rsid="001713d5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fo:font-size="11pt" fo:font-style="normal" fo:font-weight="bold" officeooo:rsid="001939cf" officeooo:paragraph-rsid="001939cf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fo:font-size="11pt" fo:font-style="normal" fo:font-weight="bold" officeooo:rsid="001a7dca" officeooo:paragraph-rsid="001a7dc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fo:font-size="11pt" fo:font-style="normal" fo:font-weight="bold" officeooo:rsid="001b1c49" officeooo:paragraph-rsid="001b1c49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fo:font-size="11pt" fo:font-style="normal" fo:font-weight="bold" officeooo:rsid="001c2482" officeooo:paragraph-rsid="001c2482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fo:font-size="11pt" fo:font-style="normal" fo:font-weight="bold" officeooo:rsid="001eeec4" officeooo:paragraph-rsid="001eeec4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fo:font-size="11pt" fo:font-style="normal" fo:font-weight="bold" officeooo:rsid="00208e68" officeooo:paragraph-rsid="00208e68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fo:font-size="11pt" fo:font-style="normal" fo:font-weight="bold" officeooo:rsid="002095b2" officeooo:paragraph-rsid="002095b2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fo:font-size="11pt" fo:font-style="normal" fo:font-weight="bold" officeooo:rsid="00246f2d" officeooo:paragraph-rsid="00246f2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fo:font-size="11pt" fo:font-style="normal" fo:font-weight="bold" officeooo:rsid="002630c2" officeooo:paragraph-rsid="002630c2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fo:font-size="11pt" fo:font-style="normal" fo:font-weight="bold" officeooo:rsid="002a0b3e" officeooo:paragraph-rsid="002a0b3e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fo:font-size="11pt" fo:font-style="normal" fo:font-weight="bold" officeooo:rsid="002e8b59" officeooo:paragraph-rsid="002e8b59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fo:font-size="11pt" fo:font-style="normal" fo:font-weight="bold" officeooo:rsid="003018ce" officeooo:paragraph-rsid="003018c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text-properties fo:font-size="11pt" fo:font-style="normal" fo:font-weight="bold" officeooo:rsid="0030f2b0" officeooo:paragraph-rsid="0030f2b0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text-properties fo:font-size="11pt" fo:font-style="normal" fo:font-weight="bold" officeooo:rsid="0031571b" officeooo:paragraph-rsid="0031571b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fo:font-size="11pt" fo:font-style="normal" fo:font-weight="normal" officeooo:rsid="0017a05c" officeooo:paragraph-rsid="0017a05c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fo:font-weight="normal" officeooo:rsid="001939cf" officeooo:paragraph-rsid="001939cf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fo:font-weight="normal" officeooo:rsid="001a7dca" officeooo:paragraph-rsid="001a7dca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fo:font-weight="normal" officeooo:rsid="001b1c49" officeooo:paragraph-rsid="001a7dca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fo:font-weight="normal" officeooo:rsid="001b1c49" officeooo:paragraph-rsid="001b1c49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fo:font-weight="normal" officeooo:rsid="00208e68" officeooo:paragraph-rsid="00208e68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fo:font-weight="normal" officeooo:rsid="00227071" officeooo:paragraph-rsid="0022707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fo:font-weight="normal" officeooo:rsid="002630c2" officeooo:paragraph-rsid="002630c2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fo:font-weight="normal" officeooo:rsid="002a0b3e" officeooo:paragraph-rsid="002a0b3e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fo:font-weight="normal" officeooo:rsid="002bfece" officeooo:paragraph-rsid="002bfece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fo:font-weight="normal" officeooo:rsid="002e8b59" officeooo:paragraph-rsid="002e8b5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fo:font-weight="normal" officeooo:rsid="002f3353" officeooo:paragraph-rsid="002f3353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fo:font-weight="normal" officeooo:rsid="003018ce" officeooo:paragraph-rsid="003018ce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fo:font-size="11pt" fo:font-style="normal" fo:font-weight="normal" officeooo:rsid="0030f2b0" officeooo:paragraph-rsid="0030f2b0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text-properties fo:font-size="11pt" fo:font-style="normal" fo:font-weight="normal" officeooo:rsid="0031571b" officeooo:paragraph-rsid="0031571b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text-properties fo:font-size="11pt" fo:font-style="normal" fo:font-weight="normal" officeooo:rsid="00334a6c" officeooo:paragraph-rsid="00334a6c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1">
      <style:text-properties fo:font-size="12pt" fo:font-weight="normal" officeooo:rsid="0002edf7" officeooo:paragraph-rsid="0002edf7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text-properties fo:font-size="12pt" fo:font-weight="normal" officeooo:rsid="000943b9" officeooo:paragraph-rsid="000943b9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036e91" officeooo:paragraph-rsid="00036e91" style:font-size-asian="12pt" style:font-weight-asian="normal" style:font-size-complex="12pt" style:font-weight-complex="normal"/>
    </style:style>
    <style:style style:name="P56" style:family="paragraph" style:parent-style-name="Standard" style:list-style-name="L3">
      <style:text-properties fo:font-size="12pt" fo:font-weight="normal" officeooo:rsid="00062bf0" officeooo:paragraph-rsid="00062bf0" style:font-size-asian="12pt" style:font-weight-asian="normal" style:font-size-complex="12pt" style:font-weight-complex="normal"/>
    </style:style>
    <style:style style:name="P57" style:family="paragraph" style:parent-style-name="Standard" style:list-style-name="L3">
      <style:text-properties fo:font-size="12pt" fo:font-weight="normal" officeooo:rsid="000738d4" officeooo:paragraph-rsid="000738d4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text-properties fo:font-size="12pt" fo:font-weight="normal" officeooo:rsid="000738d4" officeooo:paragraph-rsid="000b053f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text-properties fo:font-size="12pt" fo:font-weight="normal" officeooo:rsid="000b053f" officeooo:paragraph-rsid="000b053f" style:font-size-asian="12pt" style:font-weight-asian="normal" style:font-size-complex="12pt" style:font-weight-complex="normal"/>
    </style:style>
    <style:style style:name="P60" style:family="paragraph" style:parent-style-name="Standard" style:list-style-name="L3">
      <style:text-properties fo:font-size="12pt" fo:font-weight="normal" officeooo:rsid="000b1f5d" officeooo:paragraph-rsid="000b1f5d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text-properties fo:font-size="12pt" fo:font-weight="normal" officeooo:rsid="0009c202" officeooo:paragraph-rsid="0009c202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style:text-properties fo:font-size="12pt" fo:font-weight="normal" officeooo:rsid="0009c202" officeooo:paragraph-rsid="0009c202" style:font-size-asian="12pt" style:font-weight-asian="normal" style:font-size-complex="12pt" style:font-weight-complex="normal"/>
    </style:style>
    <style:style style:name="P63" style:family="paragraph" style:parent-style-name="Standard" style:list-style-name="L6">
      <style:text-properties fo:font-size="12pt" fo:font-weight="normal" officeooo:rsid="000c5fe9" officeooo:paragraph-rsid="000c5fe9" style:font-size-asian="12pt" style:font-weight-asian="normal" style:font-size-complex="12pt" style:font-weight-complex="normal"/>
    </style:style>
    <style:style style:name="P64" style:family="paragraph" style:parent-style-name="Standard" style:list-style-name="L7">
      <style:text-properties fo:font-size="12pt" fo:font-weight="normal" officeooo:rsid="000c5fe9" officeooo:paragraph-rsid="000c5fe9" style:font-size-asian="12pt" style:font-weight-asian="normal" style:font-size-complex="12pt" style:font-weight-complex="normal"/>
    </style:style>
    <style:style style:name="P65" style:family="paragraph" style:parent-style-name="Standard" style:list-style-name="L8">
      <style:text-properties fo:font-size="12pt" fo:font-weight="normal" officeooo:rsid="000c5fe9" officeooo:paragraph-rsid="000c5fe9" style:font-size-asian="12pt" style:font-weight-asian="normal" style:font-size-complex="12pt" style:font-weight-complex="normal"/>
    </style:style>
    <style:style style:name="P66" style:family="paragraph" style:parent-style-name="Standard" style:list-style-name="L23">
      <style:text-properties fo:font-size="12pt" fo:font-style="normal" fo:font-weight="normal" officeooo:rsid="00235a10" officeooo:paragraph-rsid="00235a10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9">
      <style:text-properties fo:font-size="10.5pt" fo:font-weight="normal" officeooo:rsid="000d70b4" officeooo:paragraph-rsid="000d70b4" style:font-size-asian="9.14999961853027pt" style:font-weight-asian="normal" style:font-size-complex="10.5pt" style:font-weight-complex="normal"/>
    </style:style>
    <style:style style:name="P68" style:family="paragraph" style:parent-style-name="Standard" style:list-style-name="L9">
      <style:text-properties fo:font-size="10.5pt" fo:font-weight="normal" officeooo:rsid="000f0e8f" officeooo:paragraph-rsid="000f0e8f" style:font-size-asian="9.14999961853027pt" style:font-weight-asian="normal" style:font-size-complex="10.5pt" style:font-weight-complex="normal"/>
    </style:style>
    <style:style style:name="P69" style:family="paragraph" style:parent-style-name="Standard" style:list-style-name="L10">
      <style:text-properties fo:font-size="10.5pt" fo:font-weight="normal" officeooo:rsid="001019d3" officeooo:paragraph-rsid="001019d3" style:font-size-asian="9.14999961853027pt" style:font-weight-asian="normal" style:font-size-complex="10.5pt" style:font-weight-complex="normal"/>
    </style:style>
    <style:style style:name="P70" style:family="paragraph" style:parent-style-name="Standard" style:list-style-name="L11">
      <style:text-properties fo:font-size="10.5pt" fo:font-weight="normal" officeooo:rsid="0014096a" officeooo:paragraph-rsid="0014096a" style:font-size-asian="9.14999961853027pt" style:font-weight-asian="normal" style:font-size-complex="10.5pt" style:font-weight-complex="normal"/>
    </style:style>
    <style:style style:name="P71" style:family="paragraph" style:parent-style-name="Standard" style:list-style-name="L12">
      <style:text-properties fo:font-size="10.5pt" fo:font-weight="normal" officeooo:rsid="00159481" officeooo:paragraph-rsid="00159481" style:font-size-asian="9.14999961853027pt" style:font-weight-asian="normal" style:font-size-complex="10.5pt" style:font-weight-complex="normal"/>
    </style:style>
    <style:style style:name="P72" style:family="paragraph" style:parent-style-name="Standard" style:list-style-name="L13">
      <style:text-properties fo:font-size="10.5pt" fo:font-style="normal" fo:font-weight="normal" officeooo:rsid="0016c5bc" officeooo:paragraph-rsid="0016c5bc" style:font-size-asian="9.14999961853027pt" style:font-style-asian="normal" style:font-weight-asian="normal" style:font-size-complex="10.5pt" style:font-style-complex="normal" style:font-weight-complex="normal"/>
    </style:style>
    <style:style style:name="P73" style:family="paragraph" style:parent-style-name="Standard" style:list-style-name="L14">
      <style:text-properties fo:font-size="11pt" fo:font-style="normal" fo:font-weight="normal" officeooo:rsid="001713d5" officeooo:paragraph-rsid="001713d5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 style:list-style-name="L14">
      <style:text-properties fo:font-size="11pt" fo:font-style="normal" fo:font-weight="normal" officeooo:rsid="0017a05c" officeooo:paragraph-rsid="0017a05c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15">
      <style:text-properties fo:font-size="11pt" fo:font-style="normal" fo:font-weight="normal" officeooo:rsid="001939cf" officeooo:paragraph-rsid="001939cf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16">
      <style:text-properties fo:font-size="11pt" fo:font-style="normal" fo:font-weight="normal" officeooo:rsid="001939cf" officeooo:paragraph-rsid="001939cf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16">
      <style:text-properties fo:font-size="11pt" fo:font-style="normal" fo:font-weight="normal" officeooo:rsid="001a7dca" officeooo:paragraph-rsid="001a7dca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18">
      <style:text-properties fo:font-size="11pt" fo:font-style="normal" fo:font-weight="normal" officeooo:rsid="001b1c49" officeooo:paragraph-rsid="001b1c49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19">
      <style:text-properties fo:font-size="11pt" fo:font-style="normal" fo:font-weight="normal" officeooo:rsid="001c2482" officeooo:paragraph-rsid="001c2482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20">
      <style:text-properties fo:font-size="11pt" fo:font-style="normal" fo:font-weight="normal" officeooo:rsid="001eeec4" officeooo:paragraph-rsid="001eeec4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20">
      <style:text-properties fo:font-size="11pt" fo:font-style="normal" fo:font-weight="normal" officeooo:rsid="00227071" officeooo:paragraph-rsid="00227071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22">
      <style:text-properties fo:font-size="11pt" fo:font-style="normal" fo:font-weight="normal" officeooo:rsid="00227071" officeooo:paragraph-rsid="00227071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 style:list-style-name="L21">
      <style:text-properties fo:font-size="11pt" fo:font-style="normal" fo:font-weight="normal" officeooo:rsid="00208e68" officeooo:paragraph-rsid="00208e68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 style:list-style-name="L22">
      <style:text-properties fo:font-size="11pt" fo:font-style="normal" fo:font-weight="normal" officeooo:rsid="002095b2" officeooo:paragraph-rsid="002095b2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24">
      <style:text-properties fo:font-size="11pt" fo:font-style="normal" fo:font-weight="normal" officeooo:rsid="00246f2d" officeooo:paragraph-rsid="00246f2d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 style:list-style-name="L25">
      <style:text-properties fo:font-size="11pt" fo:font-style="normal" fo:font-weight="normal" officeooo:rsid="002630c2" officeooo:paragraph-rsid="002630c2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 style:list-style-name="L26">
      <style:text-properties fo:font-size="11pt" fo:font-style="normal" fo:font-weight="normal" officeooo:rsid="002a0b3e" officeooo:paragraph-rsid="002a0b3e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27">
      <style:text-properties fo:font-size="11pt" fo:font-style="normal" fo:font-weight="normal" officeooo:rsid="002bfece" officeooo:paragraph-rsid="002bfece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28">
      <style:text-properties fo:font-size="11pt" fo:font-style="normal" fo:font-weight="normal" officeooo:rsid="002e8b59" officeooo:paragraph-rsid="002e8b59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29">
      <style:text-properties fo:font-size="11pt" fo:font-style="normal" fo:font-weight="normal" officeooo:rsid="002f3353" officeooo:paragraph-rsid="002f3353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30">
      <style:text-properties fo:font-size="11pt" fo:font-style="normal" fo:font-weight="normal" officeooo:rsid="003018ce" officeooo:paragraph-rsid="003018ce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31">
      <style:text-properties fo:font-size="11pt" fo:font-style="normal" fo:font-weight="normal" officeooo:rsid="003018ce" officeooo:paragraph-rsid="003018ce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 style:list-style-name="L32">
      <style:text-properties fo:font-size="11pt" fo:font-style="normal" fo:font-weight="normal" officeooo:rsid="0030f2b0" officeooo:paragraph-rsid="0030f2b0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 style:list-style-name="L33">
      <style:text-properties fo:font-size="11pt" fo:font-style="normal" fo:font-weight="normal" officeooo:rsid="0031571b" officeooo:paragraph-rsid="0031571b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34">
      <style:text-properties fo:font-size="11pt" fo:font-style="normal" fo:font-weight="normal" officeooo:rsid="00334a6c" officeooo:paragraph-rsid="00334a6c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font-size="11pt" fo:font-style="normal" fo:font-weight="normal" officeooo:rsid="00334a6c" officeooo:paragraph-rsid="00334a6c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font-size="11pt" fo:font-style="normal" fo:font-weight="normal" officeooo:rsid="0039ccb9" officeooo:paragraph-rsid="0039ccb9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 style:list-style-name="L17">
      <style:text-properties fo:font-size="11pt" fo:font-weight="normal" officeooo:rsid="001a7dca" officeooo:paragraph-rsid="001a7dca" style:font-size-asian="11pt" style:font-weight-asian="normal" style:font-size-complex="11pt" style:font-weight-complex="normal"/>
    </style:style>
    <style:style style:name="T1" style:family="text">
      <style:text-properties officeooo:rsid="000b05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8af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1c49" style:font-style-asian="normal" style:font-style-complex="normal"/>
    </style:style>
    <style:style style:name="T6" style:family="text">
      <style:text-properties officeooo:rsid="001dcdb0"/>
    </style:style>
    <style:style style:name="T7" style:family="text">
      <style:text-properties officeooo:rsid="001eeec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ESIGN PATTERNS</text:p>
      <text:p text:style-name="P1"/>
      <text:list xml:id="list1123832706" text:style-name="L1">
        <text:list-item>
          <text:p text:style-name="P53">proven and reusable solution to common software design problem</text:p>
        </text:list-item>
        <text:list-item>
          <text:p text:style-name="P54">it is best practies followed by experience developer</text:p>
        </text:list-item>
        <text:list-item>
          <text:p text:style-name="P54">it reduce the problem of object creation and integration</text:p>
        </text:list-item>
        <text:list-item>
          <text:p text:style-name="P54">it is a template</text:p>
        </text:list-item>
      </text:list>
      <text:p text:style-name="P5"/>
      <text:p text:style-name="P2"/>
      <text:p text:style-name="P2">Design pattern are generally classified into three main types</text:p>
      <text:list xml:id="list784478677" text:style-name="L2">
        <text:list-item>
          <text:p text:style-name="P55">creational pattern</text:p>
        </text:list-item>
        <text:list-item>
          <text:p text:style-name="P55">structural pattern</text:p>
        </text:list-item>
        <text:list-item>
          <text:p text:style-name="P55">behavioral pattern</text:p>
        </text:list-item>
      </text:list>
      <text:p text:style-name="P2"/>
      <text:p text:style-name="P6">Creational Design Pattern</text:p>
      <text:list xml:id="list3357778992" text:style-name="L3">
        <text:list-item>
          <text:p text:style-name="P56">it focus on creating objects.</text:p>
        </text:list-item>
        <text:list-item>
          <text:p text:style-name="P57">Aim to enhance flexibility and effiency in object creation</text:p>
        </text:list-item>
        <text:list-item>
          <text:p text:style-name="P59">create objects based on use case</text:p>
        </text:list-item>
        <text:list-item>
          <text:p text:style-name="P59">reduce the complexity of creation of object</text:p>
        </text:list-item>
        <text:list-item>
          <text:p text:style-name="P57">type of creational design pattern </text:p>
          <text:list>
            <text:list-item>
              <text:p text:style-name="P57">singleton pattern-&gt;<text:span text:style-name="T1">only one instance class can be created</text:span></text:p>
            </text:list-item>
            <text:list-item>
              <text:p text:style-name="P57">factory method pattern -&gt;<text:span text:style-name="T1">creates an instance of serval dervied classes</text:span></text:p>
            </text:list-item>
            <text:list-item>
              <text:p text:style-name="P58">abstract factory pattern-&gt;<text:span text:style-name="T1">creates an instance of serveral families of classes</text:span></text:p>
            </text:list-item>
            <text:list-item>
              <text:p text:style-name="P57">builder pattern -&gt;<text:span text:style-name="T1">build complex object from scrach</text:span></text:p>
            </text:list-item>
            <text:list-item>
              <text:p text:style-name="P58">prototype pattern-&gt;<text:span text:style-name="T1">copy or clone</text:span></text:p>
            </text:list-item>
            <text:list-item>
              <text:p text:style-name="P60">object pool -&gt;recycle the object</text:p>
            </text:list-item>
          </text:list>
        </text:list-item>
      </text:list>
      <text:p text:style-name="P7"/>
      <text:p text:style-name="P7">Structural Pattern</text:p>
      <text:list xml:id="list2878287164" text:style-name="L4">
        <text:list-item>
          <text:p text:style-name="P61">developing interface and implementation</text:p>
        </text:list-item>
      </text:list>
      <text:p text:style-name="P3"/>
      <text:p text:style-name="P8">Behaviroal Pattern</text:p>
      <text:list xml:id="list3218218129" text:style-name="L5">
        <text:list-item>
          <text:p text:style-name="P62">communication between classes and object</text:p>
        </text:list-item>
      </text:list>
      <text:p text:style-name="P3"/>
      <text:p text:style-name="P9">MVC Pattern</text:p>
      <text:p text:style-name="P9">Model </text:p>
      <text:list xml:id="list712668471" text:style-name="L6">
        <text:list-item>
          <text:p text:style-name="P63">loads data and manipulate it</text:p>
        </text:list-item>
        <text:list-item>
          <text:p text:style-name="P63">example: student object holds name</text:p>
        </text:list-item>
      </text:list>
      <text:p text:style-name="P9">View</text:p>
      <text:list xml:id="list2839368636" text:style-name="L7">
        <text:list-item>
          <text:p text:style-name="P64">screen presentation</text:p>
        </text:list-item>
        <text:list-item>
          <text:p text:style-name="P64">example: pie chart,bar chart</text:p>
        </text:list-item>
      </text:list>
      <text:p text:style-name="P9">Controller</text:p>
      <text:list xml:id="list640277503" text:style-name="L8">
        <text:list-item>
          <text:p text:style-name="P65">act as mediator between the modal and view</text:p>
        </text:list-item>
        <text:list-item>
          <text:p text:style-name="P65">defines the way the user interface reacts to the user.</text:p>
        </text:list-item>
      </text:list>
      <text:p text:style-name="P4"/>
      <text:p text:style-name="P10">Singleton Design Pattern</text:p>
      <text:list xml:id="list952692958" text:style-name="L9">
        <text:list-item>
          <text:p text:style-name="P67">Only one object creation</text:p>
        </text:list-item>
        <text:list-item>
          <text:p text:style-name="P67">if we want the common things from the object then use singleton design pattern</text:p>
        </text:list-item>
        <text:list-item>
          <text:p text:style-name="P67">ex: student s=new student(10)</text:p>
        </text:list-item>
        <text:list-item>
          <text:p text:style-name="P67">saves memory</text:p>
        </text:list-item>
        <text:list-item>
          <text:p text:style-name="P67">performance improvement</text:p>
        </text:list-item>
        <text:list-item>
          <text:p text:style-name="P68">not possible to create an object using new keyword because the constructor is private</text:p>
        </text:list-item>
      </text:list>
      <text:p text:style-name="P13"/>
      <text:p text:style-name="P13"/>
      <text:p text:style-name="P13"/>
      <text:p text:style-name="P13"><text:soft-page-break/></text:p>
      <text:p text:style-name="P17">Factory Design Pattern</text:p>
      <text:list xml:id="list527644817" text:style-name="L10">
        <text:list-item>
          <text:p text:style-name="P69">falls under creational design pattern</text:p>
        </text:list-item>
        <text:list-item>
          <text:p text:style-name="P69">create object without exposing the creation logic to the client</text:p>
        </text:list-item>
      </text:list>
      <text:p text:style-name="P14"/>
      <text:p text:style-name="P18">Abstract factory Design</text:p>
      <text:list xml:id="list1429237806" text:style-name="L11">
        <text:list-item>
          <text:p text:style-name="P70">produces families of related object<text:span text:style-name="T2">s </text:span>without<text:span text:style-name="T2"> </text:span>specifying <text:span text:style-name="T3">their concrete classes.</text:span></text:p>
        </text:list-item>
      </text:list>
      <text:p text:style-name="P15"/>
      <text:p text:style-name="P19">Builder</text:p>
      <text:list xml:id="list762426353" text:style-name="L12">
        <text:list-item>
          <text:p text:style-name="P71">used to construct complex objects step by step.</text:p>
        </text:list-item>
        <text:list-item>
          <text:p text:style-name="P71">Allow you to produce different types and representations of objects using the same construction code.</text:p>
        </text:list-item>
      </text:list>
      <text:p text:style-name="P16"/>
      <text:p text:style-name="P20">Protype</text:p>
      <text:list xml:id="list178985628" text:style-name="L13">
        <text:list-item>
          <text:p text:style-name="P72">copy the existing objects without making your code dependent on their class</text:p>
        </text:list-item>
      </text:list>
      <text:p text:style-name="P21"/>
      <text:p text:style-name="P22">Structural Design Pattern</text:p>
      <text:list xml:id="list3447791210" text:style-name="L14">
        <text:list-item>
          <text:p text:style-name="P73">focus on how classes are arranged <text:s/>to create larger,more complex structures in software development</text:p>
        </text:list-item>
        <text:list-item>
          <text:p text:style-name="P74">help organize relationships between objects, making systems more flexible, reusable , and maintainable.</text:p>
        </text:list-item>
      </text:list>
      <text:p text:style-name="P37"/>
      <text:p text:style-name="P23">Types of Strcutural design pattern</text:p>
      <text:list xml:id="list3680047413" text:style-name="L15">
        <text:list-item>
          <text:p text:style-name="P75">adapter pattern</text:p>
        </text:list-item>
        <text:list-item>
          <text:p text:style-name="P75">bridge pattern</text:p>
        </text:list-item>
        <text:list-item>
          <text:p text:style-name="P75">composite pattern</text:p>
        </text:list-item>
        <text:list-item>
          <text:p text:style-name="P75">decorator pattern</text:p>
        </text:list-item>
        <text:list-item>
          <text:p text:style-name="P75">facade pattern</text:p>
        </text:list-item>
        <text:list-item>
          <text:p text:style-name="P75">proxy pattern</text:p>
        </text:list-item>
        <text:list-item>
          <text:p text:style-name="P75">flyweight pattern</text:p>
        </text:list-item>
      </text:list>
      <text:p text:style-name="P38"/>
      <text:p text:style-name="P23">Adapter Pattern</text:p>
      <text:list xml:id="list2784577367" text:style-name="L16">
        <text:list-item>
          <text:p text:style-name="P76">convert <text:s/>the interface of a class into another interface that clients expect</text:p>
        </text:list-item>
        <text:list-item>
          <text:p text:style-name="P77">incompatible classes work together</text:p>
        </text:list-item>
      </text:list>
      <text:p text:style-name="P39"/>
      <text:p text:style-name="P24">Bridge Pattern</text:p>
      <text:list xml:id="list4216938328" text:style-name="L17">
        <text:list-item>
          <text:p text:style-name="P98"><text:span text:style-name="T4">sepeartes abstraction </text:span><text:span text:style-name="T5">from its implementation <text:s/>so both can vary indepedently</text:span></text:p>
        </text:list-item>
      </text:list>
      <text:p text:style-name="P40"/>
      <text:p text:style-name="P25">Composite Pattern</text:p>
      <text:list xml:id="list515109441" text:style-name="L18">
        <text:list-item>
          <text:p text:style-name="P78">treats group of object <text:span text:style-name="T6">like a single object</text:span></text:p>
        </text:list-item>
      </text:list>
      <text:p text:style-name="P41"/>
      <text:p text:style-name="P26">Decorator Pattern</text:p>
      <text:list xml:id="list688515069" text:style-name="L19">
        <text:list-item>
          <text:p text:style-name="P79">add a new features to an object <text:span text:style-name="T7">without changing code</text:span></text:p>
        </text:list-item>
      </text:list>
      <text:p text:style-name="P27">Facade</text:p>
      <text:list xml:id="list923174104" text:style-name="L20">
        <text:list-item>
          <text:p text:style-name="P80">simplify <text:s/>usage of complex system.</text:p>
        </text:list-item>
        <text:list-item>
          <text:p text:style-name="P81">Ex: universal remote</text:p>
        </text:list-item>
      </text:list>
      <text:p text:style-name="P28">Flyweight Pattern</text:p>
      <text:list xml:id="list1587807419" text:style-name="L21">
        <text:list-item>
          <text:p text:style-name="P83">reduce the memory usage by sharing common <text:s/>object instead of creating new object</text:p>
        </text:list-item>
        <text:list-item>
          <text:p text:style-name="P83">Reuse objects to save memory</text:p>
        </text:list-item>
      </text:list>
      <text:p text:style-name="P42"/>
      <text:p text:style-name="P29">Proxy Pattern</text:p>
      <text:list xml:id="list4111734747" text:style-name="L22">
        <text:list-item>
          <text:p text:style-name="P84">provides a placeholder or representative to control access to another object</text:p>
        </text:list-item>
        <text:list-item>
          <text:p text:style-name="P82">control access to an object</text:p>
        </text:list-item>
      </text:list>
      <text:p text:style-name="P43"/>
      <text:p text:style-name="P11">Behaviroal Pattern</text:p>
      <text:list xml:id="list1326158428" text:style-name="L23">
        <text:list-item>
          <text:p text:style-name="P66">deals with communication between objects, how they interact, and pass responsibilities</text:p>
        </text:list-item>
      </text:list>
      <text:p text:style-name="P12"/>
      <text:p text:style-name="P30">Strategy Pattern</text:p>
      <text:list xml:id="list2532570498" text:style-name="L24">
        <text:list-item>
          <text:p text:style-name="P85">select an algorithm or behavior<text:tab/> at runtime</text:p>
        </text:list-item>
      </text:list>
      <text:p text:style-name="P31"><text:soft-page-break/>Observer Pattern</text:p>
      <text:list xml:id="list1044707421" text:style-name="L25">
        <text:list-item>
          <text:p text:style-name="P86">one objects notifies many other about changes</text:p>
        </text:list-item>
      </text:list>
      <text:p text:style-name="P44"/>
      <text:p text:style-name="P32">Command Pattern</text:p>
      <text:list xml:id="list1663367795" text:style-name="L26">
        <text:list-item>
          <text:p text:style-name="P87">Encapsulates a request as an object</text:p>
        </text:list-item>
      </text:list>
      <text:p text:style-name="P45"/>
      <text:p text:style-name="P32">Chain of Responsibility Pattern</text:p>
      <text:list xml:id="list3106028378" text:style-name="L27">
        <text:list-item>
          <text:p text:style-name="P88">pass a request along a chain util someone handles it.</text:p>
        </text:list-item>
      </text:list>
      <text:p text:style-name="P46"/>
      <text:p text:style-name="P33">State Pattern</text:p>
      <text:list xml:id="list3960522098" text:style-name="L28">
        <text:list-item>
          <text:p text:style-name="P89">Change the behavior when interal state changes</text:p>
        </text:list-item>
      </text:list>
      <text:p text:style-name="P47"/>
      <text:p text:style-name="P33">Template Method Pattern</text:p>
      <text:list xml:id="list4101515641" text:style-name="L29">
        <text:list-item>
          <text:p text:style-name="P90">define <text:s/>skeleton of an algorithm, letting subclass fill steps.</text:p>
        </text:list-item>
      </text:list>
      <text:p text:style-name="P48"/>
      <text:p text:style-name="P48"/>
      <text:p text:style-name="P34">Iterator</text:p>
      <text:list xml:id="list2089910509" text:style-name="L30">
        <text:list-item>
          <text:p text:style-name="P91">prvoides a way to access items in collection sequentially.</text:p>
        </text:list-item>
      </text:list>
      <text:p text:style-name="P49"/>
      <text:p text:style-name="P49"><text:span text:style-name="T2">Meditor</text:span> </text:p>
      <text:list xml:id="list48189000" text:style-name="L31">
        <text:list-item>
          <text:p text:style-name="P92">centeral object controls communication between components.</text:p>
        </text:list-item>
      </text:list>
      <text:p text:style-name="P50"/>
      <text:p text:style-name="P35">Memento</text:p>
      <text:list xml:id="list2403276097" text:style-name="L32">
        <text:list-item>
          <text:p text:style-name="P93">save or restore the object’s previous state</text:p>
        </text:list-item>
      </text:list>
      <text:p text:style-name="P50"/>
      <text:p text:style-name="P36">Visitor</text:p>
      <text:list xml:id="list1815583691" text:style-name="L33">
        <text:list-item>
          <text:p text:style-name="P94">add operations to classes without changing them.</text:p>
        </text:list-item>
      </text:list>
      <text:p text:style-name="P51"/>
      <text:p text:style-name="P52"><text:span text:style-name="T2">Interpreter</text:span> </text:p>
      <text:list xml:id="list1458666040" text:style-name="L34">
        <text:list-item>
          <text:p text:style-name="P95">implement a grammer or language interpreter</text:p>
        </text:list-item>
      </text:list>
      <text:p text:style-name="P52"/>
      <text:p text:style-name="P97">Git Link : https://github.com/Manonmani13/EverySiteProgramPractice/tree/main/DesignPattern/design-pattern/src/main/java/com/design/pattern/design_patter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21:14:13.861065476</meta:creation-date>
    <dc:date>2025-08-14T21:29:11.025238990</dc:date>
    <meta:editing-duration>PT3H44M24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3" meta:paragraph-count="106" meta:word-count="625" meta:character-count="3978" meta:non-whitespace-character-count="3513"/>
  </office:meta>
</office:document-meta>
</file>